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liško,</text:p>
      <text:p text:style-name="Normal">V tuhle zvláštní dobu valentýna chci alespoň slovy poděkovat za to, že sdílíme andělské číslo 8, symbolizující nejen nekonečnou energii, ale i výjimečné darování, které nám bylo oběma svěřeno. S tvým andělem strážným Razielem, mistrným správcem tajemství, a s mou vřelou vděčností za to, že ti smím být blízký, se cítím skutečně požehnaně. Tvá schopnost "číst mezi řádky" a odkrývat skryté pravdy je úchvatná, a já jen doufám, že možná, někdy, budu jedním z těch šifrovaných poselství, která s radostí rozluštíš. Nenechme nic a nikoho, aby nám bránil v poznávání všech krás, které nám život nabízí, společně při boku naší dvoučtyřky. Vždy slapajíc v rytmu našeho čísla, nechme se vést k pochopení toho nejtajemnějšího – hloubky našich srdcí.</text:p>
      <text:p text:style-name="Normal">S úctou k tobě a k té neviditelné cestě, kterou si společně prošlapáváme, doufám, že si tento čas jako dárek od nás obou si uchová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